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OutBinding.setMarshaler( A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OutBinding.ASOutBinding( Rest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Out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OutBinding.setMarshaller( A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OutBinding.process( MessageExchange messageExchange , NormalizedMessage i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OutBinding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